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ucida Console" fo:font-size="9pt" fo:background-color="#ffffff" style:font-size-asian="9pt"/>
    </style:style>
    <style:style style:name="P2" style:family="paragraph" style:parent-style-name="Standard">
      <style:text-properties style:use-window-font-color="true" style:font-name="Lucida Console" fo:font-size="9pt" fo:background-color="#ffffff" style:font-size-asian="9pt"/>
    </style:style>
    <style:style style:name="T1" style:family="text">
      <style:text-properties fo:color="#00bf00" style:font-name="Lucida Console" fo:font-size="9pt" fo:background-color="#ffffff" loext:char-shading-value="0" style:font-size-asian="9pt"/>
    </style:style>
    <style:style style:name="T2" style:family="text">
      <style:text-properties fo:color="#bf00bf" style:font-name="Lucida Console" fo:font-size="9pt" fo:background-color="#ffffff" loext:char-shading-value="0" style:font-size-asian="9pt"/>
    </style:style>
    <style:style style:name="T3" style:family="text">
      <style:text-properties fo:color="#bfbf00" style:font-name="Lucida Console" fo:font-size="9pt" fo:background-color="#ffffff" loext:char-shading-value="0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/></text:p>
      <text:p text:style-name="P1">$ curl -d '{"name": "Leon"}' -H 'Content-Type: application/json' http://localhost:8080/reservations/user</text:p>
      <text:p text:style-name="P1"><text:s text:c="2"/>% Total <text:s text:c="3"/>% Received % Xferd <text:s/>Average Speed <text:s text:c="2"/>Time <text:s text:c="3"/>Time <text:s text:c="4"/>Time <text:s/>Current</text:p>
      <text:p text:style-name="P1"><text:s text:c="33"/>Dload <text:s/>Upload <text:s text:c="2"/>Total <text:s text:c="2"/>Spent <text:s text:c="3"/>Left <text:s/>Speed</text:p>
      <text:p text:style-name="P1">100 <text:s text:c="2"/>118 <text:s text:c="3"/>0 <text:s text:c="2"/>102 <text:s/>100 <text:s text:c="3"/>16 <text:s text:c="3"/>365 <text:s text:c="4"/>57 --:--:-- --:--:-- --:--:-- <text:s text:c="2"/>424[{"id":2,"start":"2022-05-10","end":"2022-05-20","landlord":"Anna","objectForRent":2,"tenant":"Leon"}]</text:p>
      <text:p text:style-name="P1"/>
      <text:p text:style-name="Standard"><text:span text:style-name="T3"/></text:p>
      <text:p text:style-name="P1">$ curl -d '{"id": 1}' -H 'Content-Type: application/json' http://localhost:8080/reservations/object_for_rent</text:p>
      <text:p text:style-name="P1"><text:s text:c="2"/>% Total <text:s text:c="3"/>% Received % Xferd <text:s/>Average Speed <text:s text:c="2"/>Time <text:s text:c="3"/>Time <text:s text:c="4"/>Time <text:s/>Current</text:p>
      <text:p text:style-name="P1"><text:s text:c="33"/>Dload <text:s/>Upload <text:s text:c="2"/>Total <text:s text:c="2"/>Spent <text:s text:c="3"/>Left <text:s/>Speed</text:p>
      <text:p text:style-name="P1">100 <text:s text:c="2"/>212 <text:s text:c="3"/>0 <text:s text:c="2"/>203 <text:s/>100 <text:s text:c="4"/>9 <text:s text:c="4"/>77 <text:s text:c="5"/>3 <text:s/>0:00:03 <text:s/>0:00:02 <text:s/>0:00:01 <text:s text:c="3"/>81[{"id":1,"start":"2022-04-28","end":"2022-05-03","landlord":"Leon","objectForRent":1,"tenant":"Anna"},{"id":4,"start":"2022-07-05","end":"2022-08-05","landlord":"Leon","objectForRent":1,"tenant":"Anna"}]</text:p>
      <text:p text:style-name="P1"/>
      <text:p text:style-name="Standard"><text:span text:style-name="T3"/></text:p>
      <text:p text:style-name="P1">$ curl -d '{"userName": "Anna", "objectId": 1, "start": "2022-12-01", "end": "2022-12-02}' -H 'Content-Type: application/json' http://localhost:8080/reservations</text:p>
      <text:p text:style-name="P1"><text:s text:c="2"/>% Total <text:s text:c="3"/>% Received % Xferd <text:s/>Average Speed <text:s text:c="2"/>Time <text:s text:c="3"/>Time <text:s text:c="4"/>Time <text:s/>Current</text:p>
      <text:p text:style-name="P1"><text:s text:c="33"/>Dload <text:s/>Upload <text:s text:c="2"/>Total <text:s text:c="2"/>Spent <text:s text:c="3"/>Left <text:s/>Speed</text:p>
      <text:p text:style-name="P1">100 <text:s text:c="2"/>181 <text:s text:c="3"/>0 <text:s text:c="2"/>103 <text:s/>100 <text:s text:c="3"/>78 <text:s text:c="4"/>46 <text:s text:c="4"/>35 <text:s/>0:00:02 <text:s/>0:00:02 --:--:-- <text:s text:c="3"/>82{"timestamp":"2022-04-28T14:06:23.196+00:00","status":400,"error":"Bad Request","path":"/reservations"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8T17:07:50.124000000</dc:date>
    <meta:editing-duration>PT3M28S</meta:editing-duration>
    <meta:editing-cycles>2</meta:editing-cycles>
    <meta:generator>LibreOffice/6.2.1.2$Windows_X86_64 LibreOffice_project/7bcb35dc3024a62dea0caee87020152d1ee96e71</meta:generator>
    <meta:document-statistic meta:table-count="0" meta:image-count="0" meta:object-count="0" meta:page-count="1" meta:paragraph-count="12" meta:word-count="132" meta:character-count="1483" meta:non-whitespace-character-count="1126"/>
  </office:meta>
</office:document-meta>
</file>